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25-01-02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24-01-02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23-01-0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22-01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21-01-04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20-01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19-01-0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18-01-03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1410139240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